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ato" svg:font-family="Lato, sans-serif"/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RW Bookman" svg:font-family="'URW Book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14%" fo:orphans="2" fo:widows="2" fo:text-indent="0cm" style:auto-text-indent="false" fo:padding="0cm" fo:border="none"/>
      <style:text-properties fo:font-variant="normal" fo:text-transform="none" fo:color="#0a0a23" style:font-name="Lato" fo:font-size="20pt" fo:letter-spacing="normal" fo:font-style="normal" fo:font-weight="bold" style:font-size-asian="20pt" style:font-size-complex="20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14%" fo:orphans="2" fo:widows="2" fo:text-indent="0cm" style:auto-text-indent="false" fo:padding="0cm" fo:border="none"/>
      <style:text-properties fo:font-variant="normal" fo:text-transform="none" fo:color="#0a0a23" style:font-name="Lato" fo:font-size="20pt" fo:letter-spacing="normal" fo:font-style="normal" fo:font-weight="bold" style:font-size-asian="20pt" style:font-size-complex="2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Heading_20_2">
      <style:text-properties fo:font-variant="normal" fo:text-transform="none" style:font-name="apple-system" fo:font-size="15pt" fo:letter-spacing="normal" fo:font-style="normal" fo:font-weight="bold" style:font-size-asian="15pt" style:font-size-complex="15pt"/>
    </style:style>
    <style:style style:name="P5" style:family="paragraph" style:parent-style-name="Heading_20_2">
      <style:text-properties fo:font-variant="normal" fo:text-transform="none" style:font-name="apple-system" fo:font-size="15pt" fo:letter-spacing="normal" fo:font-style="normal" fo:font-weight="bold" officeooo:rsid="00099986" officeooo:paragraph-rsid="00099986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99986" officeooo:paragraph-rsid="00099986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Heading_20_2">
      <style:text-properties fo:font-variant="normal" fo:text-transform="none" style:font-name="apple-system" fo:font-size="12pt" fo:letter-spacing="normal" fo:font-style="normal" fo:font-weight="bold" officeooo:rsid="000d2df1" officeooo:paragraph-rsid="000d2df1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margin-left="0cm" fo:margin-right="0cm" fo:line-height="114%" fo:orphans="2" fo:widows="2" fo:text-indent="0cm" style:auto-text-indent="false" fo:padding="0cm" fo:border="none"/>
      <style:text-properties fo:font-variant="normal" fo:text-transform="none" style:font-name="apple-system" fo:letter-spacing="normal" fo:font-style="normal" fo:font-weight="bold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fo:font-weight="bold" officeooo:rsid="000bbc36" officeooo:paragraph-rsid="000bbc36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size="12pt" fo:font-weight="bold" officeooo:rsid="000d2df1" officeooo:paragraph-rsid="000d2df1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size="12pt" fo:font-weight="normal" officeooo:rsid="000bbc36" officeooo:paragraph-rsid="000bbc36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0d2df1" officeooo:paragraph-rsid="000d2df1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0d2df1" officeooo:paragraph-rsid="000e3370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0e3370" officeooo:paragraph-rsid="000e3370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margin-top="0cm" fo:margin-bottom="0cm" loext:contextual-spacing="false" fo:line-height="114%" fo:orphans="2" fo:widows="2" fo:padding="0cm" fo:border="none"/>
      <style:text-properties fo:font-variant="normal" fo:text-transform="none" fo:color="#0a0a23" style:font-name="Lato" fo:font-size="20pt" fo:letter-spacing="normal" fo:font-style="normal" fo:font-weight="bold" style:font-size-asian="20pt" style:font-size-complex="20pt"/>
    </style:style>
    <style:style style:name="P18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a0a23" style:font-name="Lato" fo:font-size="16.5pt" fo:letter-spacing="normal" fo:font-style="normal" fo:font-weight="normal"/>
    </style:style>
    <style:style style:name="T1" style:family="text">
      <style:text-properties officeooo:rsid="000999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44b" style:font-weight-asian="bold" style:font-weight-complex="bold"/>
    </style:style>
    <style:style style:name="T4" style:family="text">
      <style:text-properties fo:font-variant="normal" fo:text-transform="none" fo:color="#0a0a23" style:font-name="inherit" fo:font-size="11pt" fo:letter-spacing="normal" fo:font-style="normal" fo:font-weight="bold" style:font-size-asian="11pt" style:font-size-complex="11pt" loext:padding="0cm" loext:border="none"/>
    </style:style>
    <style:style style:name="T5" style:family="text">
      <style:text-properties fo:font-variant="normal" fo:text-transform="none" fo:color="#0a0a23" style:font-name="inherit" fo:font-size="12pt" fo:letter-spacing="normal" fo:font-style="normal" fo:font-weight="bold" style:font-size-asian="12pt" style:font-size-complex="12pt" loext:padding="0cm" loext:border="none"/>
    </style:style>
    <style:style style:name="T6" style:family="text">
      <style:text-properties fo:font-variant="normal" fo:text-transform="none" fo:color="#0a0a23" style:font-name="inherit" fo:font-size="14pt" fo:letter-spacing="normal" fo:font-style="normal" fo:font-weight="bold" style:font-size-asian="14pt" style:font-size-complex="14pt" loext:padding="0cm" loext:border="none"/>
    </style:style>
    <style:style style:name="T7" style:family="text">
      <style:text-properties fo:font-variant="normal" fo:text-transform="none" fo:color="#0a0a23" style:font-name="URW Bookman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a0a23" style:font-name="URW Bookman" fo:font-size="11pt" fo:letter-spacing="normal" fo:font-style="normal" fo:font-weight="normal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a0a23" style:font-name="URW Bookman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10" style:family="text">
      <style:text-properties fo:font-variant="normal" fo:text-transform="none" fo:color="#0a0a23" style:font-name="Lato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a0a23" style:font-name="Lato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a0a23" style:font-name="Lato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999999" style:font-name="inherit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999999" style:font-name="inherit" fo:font-size="10.5pt" fo:letter-spacing="normal" fo:font-style="normal" fo:font-weight="bold" style:font-weight-asian="bold" style:font-weight-complex="bold" loext:padding="0cm" loext:border="none"/>
    </style:style>
    <style:style style:name="T15" style:family="text">
      <style:text-properties fo:font-variant="normal" fo:text-transform="none" fo:color="#999999" style:font-name="Ubuntu" fo:font-size="10.5pt" fo:letter-spacing="normal" fo:font-style="normal" fo:font-weight="bold" style:font-weight-asian="bold" style:font-weight-complex="bold" loext:padding="0cm" loext:border="none"/>
    </style:style>
    <style:style style:name="T16" style:family="text">
      <style:text-properties style:font-name="URW Bookman" fo:font-size="11pt" fo:font-weight="normal" style:font-size-asian="11pt" style:font-size-complex="11pt"/>
    </style:style>
    <style:style style:name="T17" style:family="text">
      <style:text-properties style:font-name="URW Bookman" fo:font-size="11pt" fo:font-weight="normal" style:font-size-asian="11pt" style:font-weight-asian="normal" style:font-size-complex="11pt" style:font-weight-complex="normal" loext:padding="0cm" loext:border="none"/>
    </style:style>
    <style:style style:name="T18" style:family="text">
      <style:text-properties officeooo:rsid="000a244b"/>
    </style:style>
    <style:style style:name="T19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1" text:outline-level="1">The SOLID Principles of <text:span text:style-name="T1">OOPS:</text:span></text:h>
      <text:p text:style-name="P2"/>
      <text:list xml:id="list1424257527" text:style-name="L1">
        <text:list-item>
          <text:p text:style-name="P17"><text:span text:style-name="T16">The </text:span><text:span text:style-name="Strong_20_Emphasis"><text:span text:style-name="T17">S</text:span></text:span><text:span text:style-name="T16">ingle Responsibility Principle</text:span></text:p>
        </text:list-item>
        <text:list-item>
          <text:p text:style-name="P18"><text:span text:style-name="T7">The </text:span><text:span text:style-name="Strong_20_Emphasis"><text:span text:style-name="T9">O</text:span></text:span><text:span text:style-name="T7">pen-Closed Principle</text:span></text:p>
        </text:list-item>
        <text:list-item>
          <text:p text:style-name="P18"><text:span text:style-name="T8">The </text:span><text:span text:style-name="Strong_20_Emphasis"><text:span text:style-name="T9">L</text:span></text:span><text:span text:style-name="T8">iskov</text:span><text:span text:style-name="T7"> Substitution Principle</text:span></text:p>
        </text:list-item>
        <text:list-item>
          <text:p text:style-name="P18"><text:span text:style-name="T8">The </text:span><text:span text:style-name="Strong_20_Emphasis"><text:span text:style-name="T9">I</text:span></text:span><text:span text:style-name="T8">nterface Segregation Principle</text:span></text:p>
        </text:list-item>
        <text:list-item>
          <text:p text:style-name="P18"><text:span text:style-name="T8">The </text:span><text:span text:style-name="Strong_20_Emphasis"><text:span text:style-name="T9">D</text:span></text:span><text:span text:style-name="T8">ependency</text:span><text:span text:style-name="T7"> Inversion Principle</text:span></text:p>
        </text:list-item>
      </text:list>
      <text:h text:style-name="P4" text:outline-level="2"><text:bookmark text:name="the-single-responsibility-principle"/>The Single Responsibility Principle:</text:h>
      <text:p text:style-name="P3"><text:span text:style-name="T10"><text:tab/></text:span><text:span text:style-name="T12">The Single Responsibility Principle states that </text:span><text:span text:style-name="Strong_20_Emphasis"><text:span text:style-name="T4">a class should do one thing and therefore it should have only a single reason to change</text:span></text:span><text:span text:style-name="T12">.</text:span></text:p>
      <text:p text:style-name="P7"/>
      <text:p text:style-name="P6"><text:span text:style-name="T2">Example </text:span>: </text:p>
      <text:p text:style-name="P6"/>
      <text:p text:style-name="P6">class Box {</text:p>
      <text:p text:style-name="P6"><text:s text:c="4"/>private double width;</text:p>
      <text:p text:style-name="P6"><text:s text:c="4"/>private double height;</text:p>
      <text:p text:style-name="P6"><text:s text:c="4"/>private double depth;</text:p>
      <text:p text:style-name="P6"/>
      <text:p text:style-name="P6"><text:s text:c="4"/>//Initialize width,height and depth</text:p>
      <text:p text:style-name="P6"><text:s text:c="4"/>public Box(double width, double height, double depth) { </text:p>
      <text:p text:style-name="P6"><text:s text:c="4"/><text:tab/>System.out.println("Constructing Box");</text:p>
      <text:p text:style-name="P6"><text:s text:c="8"/>this.width = width;</text:p>
      <text:p text:style-name="P6"><text:s text:c="8"/>this.height = height;</text:p>
      <text:p text:style-name="P6"><text:s text:c="8"/>this.depth = depth;</text:p>
      <text:p text:style-name="P6"><text:s text:c="4"/>}</text:p>
      <text:p text:style-name="P6"><text:s text:c="4"/>//calculate and print volume </text:p>
      <text:p text:style-name="P6"><text:s text:c="4"/>public void calculateVolume() {</text:p>
      <text:p text:style-name="P6"><text:s text:c="8"/>System.out.println("Width="+this.width);</text:p>
      <text:p text:style-name="P6"><text:s text:c="8"/>System.out.println("Height="+this.height);</text:p>
      <text:p text:style-name="P6"><text:s text:c="8"/>System.out.println("Depth="+this.depth);</text:p>
      <text:p text:style-name="P6"><text:s text:c="4"/><text:tab/>System.out.println("The volume of the box is "+this.volume());</text:p>
      <text:p text:style-name="P6"><text:s text:c="4"/>}</text:p>
      <text:p text:style-name="P6"><text:s text:c="4"/>//compute and return volume</text:p>
      <text:p text:style-name="P6"><text:s text:c="4"/>public double volume() { </text:p>
      <text:p text:style-name="P6"><text:s text:c="8"/>return width * height * depth;</text:p>
      <text:p text:style-name="P6"><text:s text:c="4"/>}</text:p>
      <text:p text:style-name="P6">}</text:p>
      <text:p text:style-name="P6">class Main {</text:p>
      <text:p text:style-name="P6"><text:s text:c="4"/>public static void main(String args[]) {</text:p>
      <text:p text:style-name="P6"><text:s text:c="8"/>Box b = new Box(5,6,7);</text:p>
      <text:p text:style-name="P6"><text:s text:c="8"/>b.calculateVolume();</text:p>
      <text:p text:style-name="P6"><text:s text:c="4"/>}</text:p>
      <text:p text:style-name="P6">}</text:p>
      <text:p text:style-name="P6"/>
      <text:h text:style-name="P5" text:outline-level="2"><text:bookmark text:name="open-closed-principle"/><text:soft-page-break/>Open-Closed Principle</text:h>
      <text:p text:style-name="P3"><text:span text:style-name="T11"><text:tab/>The Open-Closed Principle requires that </text:span><text:span text:style-name="Strong_20_Emphasis"><text:span text:style-name="T6">classes should be open for extension and closed to modification.</text:span></text:span></text:p>
      <text:p text:style-name="Text_20_body"/>
      <text:p text:style-name="Text_20_body"><text:span text:style-name="T3">Example </text:span><text:span text:style-name="T18">: </text:span><text:line-break/></text:p>
      <text:p text:style-name="Text_20_body">interface Interface1</text:p>
      <text:p text:style-name="Text_20_body">{</text:p>
      <text:p text:style-name="Text_20_body"><text:s text:c="4"/>int x=10, y=20;</text:p>
      <text:p text:style-name="Text_20_body"><text:s text:c="4"/>public void add(int a, int b);</text:p>
      <text:p text:style-name="Text_20_body"><text:s text:c="4"/>public void sub(int a, int b);</text:p>
      <text:p text:style-name="Text_20_body"><text:s text:c="4"/>}</text:p>
      <text:p text:style-name="Text_20_body">abstract class AbstractClass implements Interface1</text:p>
      <text:p text:style-name="Text_20_body">{</text:p>
      <text:p text:style-name="Text_20_body"><text:s text:c="4"/><text:span text:style-name="Source_20_Text"><text:span text:style-name="T15">@Override</text:span></text:span></text:p>
      <text:p text:style-name="Text_20_body"><text:s text:c="4"/>public void add(int s, int w) {</text:p>
      <text:p text:style-name="Text_20_body"><text:s text:c="8"/>System.out.println("Addition="+(s+w));</text:p>
      <text:p text:style-name="Text_20_body"><text:s text:c="4"/>}</text:p>
      <text:p text:style-name="Text_20_body">}</text:p>
      <text:p text:style-name="Text_20_body">class Class_example extends AbstractClass {</text:p>
      <text:p text:style-name="Text_20_body"><text:s text:c="4"/><text:span text:style-name="Source_20_Text"><text:span text:style-name="T15">@Override</text:span></text:span></text:p>
      <text:p text:style-name="Text_20_body"><text:s text:c="4"/>public void sub(int s, int w) {</text:p>
      <text:p text:style-name="Text_20_body"><text:s text:c="8"/>System.out.println ("Subtraction="+(s-w));</text:p>
      <text:p text:style-name="Text_20_body"><text:s text:c="4"/>}</text:p>
      <text:p text:style-name="Text_20_body"><text:s text:c="4"/>public static void main(String args[]) <text:s/>{</text:p>
      <text:p text:style-name="Text_20_body"><text:s text:c="8"/>Class_example obj=new Class_example( );</text:p>
      <text:p text:style-name="Text_20_body"><text:s text:c="8"/>obj.add(5,6);</text:p>
      <text:p text:style-name="Text_20_body"><text:s text:c="4"/>}</text:p>
      <text:p text:style-name="Text_20_body">}</text:p>
      <text:p text:style-name="Text_20_body"/>
      <text:h text:style-name="P9" text:outline-level="2"><text:bookmark text:name="liskov-substitution-principle"/><text:soft-page-break/>Liskov Substitution Principle</text:h>
      <text:p text:style-name="P19"><text:tab/><text:span text:style-name="T19">The Liskov Substitution Principle states that subclasses should be substitutable for their base classes.</text:span></text:p>
      <text:p text:style-name="P10"/>
      <text:p text:style-name="P11">Example:</text:p>
      <text:p text:style-name="P13">class A</text:p>
      <text:p text:style-name="P13">{</text:p>
      <text:p text:style-name="P13"><text:s text:c="4"/>public int i;</text:p>
      <text:p text:style-name="P13"><text:s text:c="4"/>public A() {</text:p>
      <text:p text:style-name="P13"><text:s text:c="8"/>System.out.println("default constructor A() is called");</text:p>
      <text:p text:style-name="P13"><text:s text:c="8"/>i=10;</text:p>
      <text:p text:style-name="P13"><text:s text:c="4"/>}</text:p>
      <text:p text:style-name="P13"><text:s text:c="4"/>public void Adisplay() {</text:p>
      <text:p text:style-name="P13"><text:s text:c="8"/>System.out.println("A class i= "+i);</text:p>
      <text:p text:style-name="P13"><text:s text:c="4"/>}</text:p>
      <text:p text:style-name="P13">}</text:p>
      <text:p text:style-name="P13">class B extends A {</text:p>
      <text:p text:style-name="P13"><text:s text:c="4"/>public int j;</text:p>
      <text:p text:style-name="P13"><text:s text:c="4"/>public B() {</text:p>
      <text:p text:style-name="P13"><text:s text:c="8"/>System.out.println("default constructor B() is called");</text:p>
      <text:p text:style-name="P13"><text:s text:c="8"/>j=20;</text:p>
      <text:p text:style-name="P13"><text:s text:c="4"/>}</text:p>
      <text:p text:style-name="P13"><text:s text:c="4"/>public void Bdisplay() {</text:p>
      <text:p text:style-name="P13"><text:s text:c="8"/>j=i+1;</text:p>
      <text:p text:style-name="P13"><text:s text:c="8"/>System.out.println("in B class j= "+j);</text:p>
      <text:p text:style-name="P13"><text:s text:c="4"/>}</text:p>
      <text:p text:style-name="P13">}</text:p>
      <text:p text:style-name="P13">public class Main {</text:p>
      <text:p text:style-name="P13"><text:s text:c="4"/>public static void main(String ar[]){</text:p>
      <text:p text:style-name="P13"><text:s text:c="8"/>System.out.println("start of main()");</text:p>
      <text:p text:style-name="P13"><text:s text:c="8"/>A b1=new B();</text:p>
      <text:p text:style-name="P13"><text:s text:c="8"/>b1.Adisplay();</text:p>
      <text:p text:style-name="P13"><text:soft-page-break/><text:s text:c="8"/>B b2=new B();</text:p>
      <text:p text:style-name="P13"><text:s text:c="8"/>b2.Bdisplay();</text:p>
      <text:p text:style-name="P13"><text:s text:c="8"/>System.out.println("end of main()");</text:p>
      <text:p text:style-name="P13"><text:s text:c="4"/>}</text:p>
      <text:p text:style-name="P13">}</text:p>
      <text:p text:style-name="P12">Output:</text:p>
      <text:p text:style-name="P14">start of main()</text:p>
      <text:p text:style-name="P14">default constructor A() is called</text:p>
      <text:p text:style-name="P14">default constructor B() is called</text:p>
      <text:p text:style-name="P14">A class i= 10</text:p>
      <text:p text:style-name="P14">default constructor A() is called</text:p>
      <text:p text:style-name="P14">default constructor B() is called</text:p>
      <text:p text:style-name="P14">in B class j= 11</text:p>
      <text:p text:style-name="P14">end of main()</text:p>
      <text:p text:style-name="P14"/>
      <text:h text:style-name="P8" text:outline-level="2"><text:bookmark text:name="interface-segregation-principle"/>Interface Segregation Principle</text:h>
      <text:p text:style-name="P19"><text:tab/><text:span text:style-name="T19">Segregation means keeping things separated, and the Interface Segregation Principle is about separating the interfaces.</text:span></text:p>
      <text:p text:style-name="P19"><text:span text:style-name="T19"/></text:p>
      <text:p text:style-name="P14"><text:span text:style-name="T2">Example</text:span>:</text:p>
      <text:p text:style-name="P14">interface ParentInterface {</text:p>
      <text:p text:style-name="P14"><text:tab/>public void ParentInterfaceMethod();</text:p>
      <text:p text:style-name="P14">}</text:p>
      <text:p text:style-name="P14"/>
      <text:p text:style-name="P14">interface ChildInterface1 extends <text:s/>ParentInterface <text:s/>{</text:p>
      <text:p text:style-name="P14"><text:s text:c="4"/>public void ChildInterface1Method();</text:p>
      <text:p text:style-name="P14">}</text:p>
      <text:p text:style-name="P14">interface ChildInterface2 extends ParentInterface <text:s/>{</text:p>
      <text:p text:style-name="P14"><text:s text:c="4"/>public void ChildInterface2Method();</text:p>
      <text:p text:style-name="P14">}</text:p>
      <text:p text:style-name="P14">class ChildInterface1Class implements ChildInterface1 {</text:p>
      <text:p text:style-name="P14"><text:s text:c="4"/>@Override</text:p>
      <text:p text:style-name="P14"><text:soft-page-break/><text:s text:c="4"/>public void ParentInterfaceMethod() {</text:p>
      <text:p text:style-name="P14"><text:s text:c="8"/>System.out.println("ParentInterfaceMethod() implemented by ChildInterface1Class");</text:p>
      <text:p text:style-name="P14"><text:s text:c="4"/>}</text:p>
      <text:p text:style-name="P14"><text:s text:c="4"/>@Override</text:p>
      <text:p text:style-name="P14"><text:s text:c="4"/>public void ChildInterface1Method() {</text:p>
      <text:p text:style-name="P14"><text:s text:c="8"/>System.out.println("ChildInterface1Method implemented by ChildInterface1Class");</text:p>
      <text:p text:style-name="P14"><text:s text:c="4"/>}</text:p>
      <text:p text:style-name="P14"><text:s text:c="4"/></text:p>
      <text:p text:style-name="P14">}</text:p>
      <text:p text:style-name="P14">class ChildInterface2Class implements ChildInterface2 {</text:p>
      <text:p text:style-name="P14"><text:s text:c="4"/>@Override</text:p>
      <text:p text:style-name="P14"><text:s text:c="4"/>public void ParentInterfaceMethod() {</text:p>
      <text:p text:style-name="P14"><text:s text:c="8"/>System.out.println("ParentInterfaceMethod() implemented by ChildInterface2Class");</text:p>
      <text:p text:style-name="P14"><text:s text:c="4"/>}</text:p>
      <text:p text:style-name="P14"><text:s text:c="4"/>@Override</text:p>
      <text:p text:style-name="P14"><text:s text:c="4"/>public void ChildInterface2Method() {</text:p>
      <text:p text:style-name="P14"><text:s text:c="8"/>System.out.println("ChildInterface2Method implemented by ChildInterface2Class");</text:p>
      <text:p text:style-name="P15"><text:s text:c="4"/>} <text:s text:c="2"/></text:p>
      <text:p text:style-name="P14">}</text:p>
      <text:p text:style-name="P14">public class Main {</text:p>
      <text:p text:style-name="P14"><text:s text:c="4"/>public static void main(String ar[]){</text:p>
      <text:p text:style-name="P14"><text:s text:c="8"/>System.out.println("start of main()");</text:p>
      <text:p text:style-name="P14"><text:s text:c="8"/>ChildInterface1Class a = new ChildInterface1Class();</text:p>
      <text:p text:style-name="P14"><text:s text:c="8"/>a.ParentInterfaceMethod();</text:p>
      <text:p text:style-name="P14"><text:s text:c="8"/>a.ChildInterface1Method();</text:p>
      <text:p text:style-name="P14"><text:s text:c="8"/>ChildInterface2Class b = new ChildInterface2Class();</text:p>
      <text:p text:style-name="P14"><text:s text:c="8"/>b.ParentInterfaceMethod();</text:p>
      <text:p text:style-name="P14"><text:s text:c="8"/>b.ChildInterface2Method();</text:p>
      <text:p text:style-name="P14"><text:s text:c="8"/>System.out.println("end of main()");</text:p>
      <text:p text:style-name="P14"><text:s text:c="4"/>}</text:p>
      <text:p text:style-name="P14">}</text:p>
      <text:p text:style-name="P14"/>
      <text:p text:style-name="P16"><text:soft-page-break/><text:span text:style-name="T2">Output :</text:span> </text:p>
      <text:p text:style-name="P16">start of main()</text:p>
      <text:p text:style-name="P16">ParentInterfaceMethod() implemented by ChildInterface1Class</text:p>
      <text:p text:style-name="P16">ChildInterface1Method implemented by ChildInterface1Class</text:p>
      <text:p text:style-name="P16">ParentInterfaceMethod() implemented by ChildInterface2Class</text:p>
      <text:p text:style-name="P16">ChildInterface2Method implemented by ChildInterface2Class</text:p>
      <text:p text:style-name="P16">end of main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ato" svg:font-family="Lato, sans-serif"/>
    <style:font-face style:name="Lohit Devanagari1" svg:font-family="'Lohit Devanagari'"/>
    <style:font-face style:name="apple-system" svg:font-family="apple-system, BlinkMacSystemFont, 'Segoe UI', Roboto, Oxygen, Ubuntu, Cantarell, 'Open Sans'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RW Bookman" svg:font-family="'URW Bookma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9:48:04.660607944</meta:creation-date>
    <dc:date>2022-12-06T09:53:19.871784732</dc:date>
    <meta:editing-duration>PT33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160" meta:word-count="516" meta:character-count="4687" meta:non-whitespace-character-count="3782"/>
  </office:meta>
</office:document-meta>
</file>